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20000022B30F4C3282B5A31DB.png" manifest:media-type="image/png"/>
  <manifest:file-entry manifest:full-path="Pictures/100002010000056C0000022F77EEA95BDC80A74C.png" manifest:media-type="image/png"/>
  <manifest:file-entry manifest:full-path="Pictures/10000201000002F4000001442324BBB770FA97EB.png" manifest:media-type="image/png"/>
  <manifest:file-entry manifest:full-path="Pictures/10000201000002E4000002F82E2B063776CA7DBA.png" manifest:media-type="image/png"/>
  <manifest:file-entry manifest:full-path="Pictures/10000201000001360000025E01256732946CD972.png" manifest:media-type="image/png"/>
  <manifest:file-entry manifest:full-path="Pictures/10000201000002B4000000FBA3510CCB4A21DDF8.png" manifest:media-type="image/png"/>
  <manifest:file-entry manifest:full-path="Pictures/1000020100000131000001BFAF6CAA8C62395AC1.png" manifest:media-type="image/png"/>
  <manifest:file-entry manifest:full-path="Pictures/1000020100000476000001DD54CB4FF89500035E.png" manifest:media-type="image/png"/>
  <manifest:file-entry manifest:full-path="Pictures/10000201000002780000023EC224DD7C707F361A.png" manifest:media-type="image/png"/>
  <manifest:file-entry manifest:full-path="Pictures/1000020100000227000003063BD03AF555FB7AD1.png" manifest:media-type="image/png"/>
  <manifest:file-entry manifest:full-path="Pictures/100002010000024F000001D0036B2F1C020121CC.png" manifest:media-type="image/png"/>
  <manifest:file-entry manifest:full-path="Pictures/10000201000001F6000001A115F122F585842037.png" manifest:media-type="image/png"/>
  <manifest:file-entry manifest:full-path="Pictures/1000020100000243000001C2337139C8778BCEEF.png" manifest:media-type="image/png"/>
  <manifest:file-entry manifest:full-path="Pictures/100002010000022D000002F7C57CEA563B173897.png" manifest:media-type="image/png"/>
  <manifest:file-entry manifest:full-path="Pictures/100002010000028D000002D65E3DEB12A4D2C44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rsid="00109703" officeooo:paragraph-rsid="00109703"/>
    </style:style>
    <style:style style:name="P2" style:family="paragraph" style:parent-style-name="Standard">
      <style:paragraph-properties fo:break-before="page"/>
      <style:text-properties officeooo:rsid="0011696f" officeooo:paragraph-rsid="00109703"/>
    </style:style>
    <style:style style:name="P3" style:family="paragraph" style:parent-style-name="Standard">
      <style:paragraph-properties fo:break-before="page"/>
      <style:text-properties officeooo:rsid="001296e8" officeooo:paragraph-rsid="001296e8"/>
    </style:style>
    <style:style style:name="P4" style:family="paragraph" style:parent-style-name="Standard">
      <style:paragraph-properties fo:break-before="page"/>
      <style:text-properties officeooo:rsid="001296e8" officeooo:paragraph-rsid="0014342e"/>
    </style:style>
    <style:style style:name="P5" style:family="paragraph">
      <loext:graphic-properties draw:fill="none" draw:fill-color="#ffffff"/>
    </style:style>
    <style:style style:name="T1" style:family="text">
      <style:text-properties officeooo:rsid="001046ca"/>
    </style:style>
    <style:style style:name="T2" style:family="text">
      <style:text-properties officeooo:rsid="0013c038"/>
    </style:style>
    <style:style style:name="T3" style:family="text">
      <style:text-properties officeooo:rsid="0014342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.026cm" svg:y="0.106cm" svg:width="17cm" svg:height="7.285cm" draw:z-index="0"><draw:image xlink:href="Pictures/10000201000002F4000001442324BBB770FA97EB.png" xlink:type="simple" xlink:show="embed" xlink:actuate="onLoad" loext:mime-type="image/png"/></draw:frame><draw:frame draw:style-name="fr2" draw:name="Image2" text:anchor-type="char" svg:x="-0.132cm" svg:y="8.707cm" svg:width="17cm" svg:height="17.459cm" draw:z-index="1"><draw:image xlink:href="Pictures/10000201000002E4000002F82E2B063776CA7DBA.png" xlink:type="simple" xlink:show="embed" xlink:actuate="onLoad" loext:mime-type="image/png"/></draw:frame><text:span text:style-name="T1">.</text:span></text:p>
      <text:p text:style-name="P1"><draw:frame draw:style-name="fr2" draw:name="Image5" text:anchor-type="char" svg:x="-0.661cm" svg:y="15.849cm" svg:width="17cm" svg:height="6.165cm" draw:z-index="4"><draw:image xlink:href="Pictures/10000201000002B4000000FBA3510CCB4A21DDF8.png" xlink:type="simple" xlink:show="embed" xlink:actuate="onLoad" loext:mime-type="image/png"/></draw:frame><draw:frame draw:style-name="fr2" draw:name="Image4" text:anchor-type="char" svg:x="8.514cm" svg:y="0.397cm" svg:width="8.07cm" svg:height="11.827cm" draw:z-index="3"><draw:image xlink:href="Pictures/1000020100000131000001BFAF6CAA8C62395AC1.png" xlink:type="simple" xlink:show="embed" xlink:actuate="onLoad" loext:mime-type="image/png"/></draw:frame><draw:frame draw:style-name="fr2" draw:name="Image3" text:anchor-type="char" svg:x="-0.31cm" svg:y="-0.37cm" svg:width="8.202cm" svg:height="16.034cm" draw:z-index="2"><draw:image xlink:href="Pictures/10000201000001360000025E01256732946CD972.png" xlink:type="simple" xlink:show="embed" xlink:actuate="onLoad" loext:mime-type="image/png"/></draw:frame></text:p>
      <text:p text:style-name="P2"><draw:frame draw:style-name="fr2" draw:name="Image6" text:anchor-type="char" svg:x="0.185cm" svg:y="-1.584cm" svg:width="17cm" svg:height="7.1cm" draw:z-index="5"><draw:image xlink:href="Pictures/1000020100000476000001DD54CB4FF89500035E.png" xlink:type="simple" xlink:show="embed" xlink:actuate="onLoad" loext:mime-type="image/png"/></draw:frame><draw:frame draw:style-name="fr2" draw:name="Image7" text:anchor-type="char" svg:x="0.318cm" svg:y="6.456cm" svg:width="16.722cm" svg:height="9.954cm" draw:z-index="6"><draw:image xlink:href="Pictures/10000201000002780000023EC224DD7C707F361A.png" xlink:type="simple" xlink:show="embed" xlink:actuate="onLoad" loext:mime-type="image/png"/></draw:frame></text:p>
      <text:p text:style-name="P3"><draw:frame draw:style-name="fr2" draw:name="Image8" text:anchor-type="char" svg:x="-0.032cm" svg:y="-1.628cm" svg:width="14.579cm" svg:height="20.479cm" draw:z-index="7"><draw:image xlink:href="Pictures/1000020100000227000003063BD03AF555FB7AD1.png" xlink:type="simple" xlink:show="embed" xlink:actuate="onLoad" loext:mime-type="image/png"/></draw:frame></text:p>
      <text:p text:style-name="P3"><draw:frame draw:style-name="fr2" draw:name="Image12" text:anchor-type="char" svg:x="11.15cm" svg:y="20.003cm" svg:width="7.348cm" svg:height="5.77cm" draw:z-index="11"><draw:image xlink:href="Pictures/100002010000024F000001D0036B2F1C020121CC.png" xlink:type="simple" xlink:show="embed" xlink:actuate="onLoad" loext:mime-type="image/png"/></draw:frame><draw:frame draw:style-name="fr2" draw:name="Image11" text:anchor-type="char" svg:x="4.544cm" svg:y="20.346cm" svg:width="6.749cm" svg:height="5.606cm" draw:z-index="10"><draw:image xlink:href="Pictures/10000201000001F6000001A115F122F585842037.png" xlink:type="simple" xlink:show="embed" xlink:actuate="onLoad" loext:mime-type="image/png"/></draw:frame><draw:frame draw:style-name="fr2" draw:name="Image10" text:anchor-type="char" svg:x="-1.256cm" svg:y="20.159cm" svg:width="5.971cm" svg:height="4.641cm" draw:z-index="9"><draw:image xlink:href="Pictures/1000020100000243000001C2337139C8778BCEEF.png" xlink:type="simple" xlink:show="embed" xlink:actuate="onLoad" loext:mime-type="image/png"/></draw:frame><draw:frame draw:style-name="fr2" draw:name="Image9" text:anchor-type="char" svg:x="-0.376cm" svg:y="-1.178cm" svg:width="14.737cm" svg:height="20.082cm" draw:z-index="8"><draw:image xlink:href="Pictures/100002010000022D000002F7C57CEA563B173897.png" xlink:type="simple" xlink:show="embed" xlink:actuate="onLoad" loext:mime-type="image/png"/></draw:frame></text:p>
      <text:p text:style-name="P4"><draw:frame text:anchor-type="paragraph" draw:z-index="14" draw:name="Shape1" draw:style-name="gr1" draw:text-style-name="P5" svg:width="0.768cm" svg:height="0.583cm" svg:x="-0.893cm" svg:y="20.237cm"><draw:text-box><text:p>ex2</text:p></draw:text-box></draw:frame>ex1 <draw:frame draw:style-name="fr2" draw:name="Image13" text:anchor-type="char" svg:x="-0.476cm" svg:y="0.847cm" svg:width="17cm" svg:height="18.9cm" draw:z-index="12"><draw:image xlink:href="Pictures/100002010000028D000002D65E3DEB12A4D2C44E.png" xlink:type="simple" xlink:show="embed" xlink:actuate="onLoad" loext:mime-type="image/png"/></draw:frame><text:s text:c="153"/></text:p>
      <text:p text:style-name="P4"><text:span text:style-name="T3">ex3</text:span><draw:frame draw:style-name="fr1" draw:name="Image15" text:anchor-type="char" svg:width="17cm" svg:height="6.846cm" draw:z-index="15"><draw:image xlink:href="Pictures/100002010000056C0000022F77EEA95BDC80A74C.png" xlink:type="simple" xlink:show="embed" xlink:actuate="onLoad" loext:mime-type="image/png"/></draw:frame> <text:s text:c="15"/><draw:frame draw:style-name="fr2" draw:name="Image14" text:anchor-type="char" svg:x="0.265cm" svg:y="25.698cm" svg:width="17cm" svg:height="7.849cm" draw:z-index="13"><draw:image xlink:href="Pictures/10000201000004B20000022B30F4C3282B5A31D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1T09:20:27.125296347</meta:creation-date>
    <dc:date>2024-01-11T11:33:18.981734183</dc:date>
    <meta:editing-duration>PT21M50S</meta:editing-duration>
    <meta:editing-cycles>1</meta:editing-cycles>
    <meta:document-statistic meta:table-count="0" meta:image-count="15" meta:object-count="0" meta:page-count="7" meta:paragraph-count="3" meta:word-count="3" meta:character-count="177" meta:non-whitespace-character-count="7"/>
    <meta:generator>LibreOffice/6.4.7.2$Linux_X86_64 LibreOffice_project/40$Build-2</meta:generator>
  </office:meta>
</office:document-meta>
</file>